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947f" officeooo:paragraph-rsid="0002947f"/>
    </style:style>
    <style:style style:name="P2" style:family="paragraph" style:parent-style-name="Title">
      <style:text-properties officeooo:paragraph-rsid="0002947f"/>
    </style:style>
    <style:style style:name="P3" style:family="paragraph" style:parent-style-name="Standard">
      <style:text-properties officeooo:paragraph-rsid="0003e39e"/>
    </style:style>
    <style:style style:name="T1" style:family="text">
      <style:text-properties officeooo:rsid="00029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afka Commands</text:p>
      <text:p text:style-name="P1"/>
      <text:p text:style-name="Standard">bin/zookeeper-server-start.sh config/zookeeper.properties</text:p>
      <text:p text:style-name="Standard"/>
      <text:p text:style-name="Standard">bin/kafka-server-start.sh config/server.properties</text:p>
      <text:p text:style-name="Standard"/>
      <text:p text:style-name="Standard">bin/kafka-topics.sh --create --partitions 1 --replication-factor 1 --topic topic-name --bootstrap-server localhost:9092</text:p>
      <text:p text:style-name="Standard"/>
      <text:p text:style-name="Standard">bin/kafka-topics.sh --describe --topic topic-name --bootstrap-server localhost:9092</text:p>
      <text:p text:style-name="Standard"/>
      <text:p text:style-name="Standard">bin/kafka-console-producer.sh --topic topic-name --bootstrap-server localhost:9092</text:p>
      <text:p text:style-name="Standard"/>
      <text:p text:style-name="Standard"/>
      <text:p text:style-name="Standard"/>
      <text:p text:style-name="Standard"/>
      <text:p text:style-name="Standard">here if bootstrap server doesn't work use –broker-list</text:p>
      <text:p text:style-name="Standard"/>
      <text:p text:style-name="Standard">bin/kafka-console-consumer.sh --topic quickstart-events --from-beginning --bootstrap-server localhost:9092</text:p>
      <text:p text:style-name="Standard"/>
      <text:p text:style-name="P2">Kafka <text:span text:style-name="T1">Task</text:span></text:p>
      <text:p text:style-name="Standard"/>
      <text:p text:style-name="Standard">1. Write the API call for the API from your pipeline proposal.</text:p>
      <text:p text:style-name="Standard"/>
      <text:p text:style-name="Standard">2. Use kafka-python to write it into a topic</text:p>
      <text:p text:style-name="Standard"/>
      <text:p text:style-name="Standard">3. use the kafka-consumer to display the data on the terminal as it is getting ingested into the system</text:p>
      <text:p text:style-name="P2">Kafka-<text:span text:style-name="T1">Python tutorial</text:span></text:p>
      <text:p text:style-name="Standard"/>
      <text:p text:style-name="Standard"><text:a xlink:type="simple" xlink:href="https://towardsdatascience.com/kafka-python-explained-in-10-lines-of-code-800e3e07dad1" text:style-name="Internet_20_link" text:visited-style-name="Visited_20_Internet_20_Link">https://towardsdatascience.com/kafka-python-explained-in-10-lines-of-code-800e3e07dad1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6:10:38.751458355</meta:creation-date>
    <dc:date>2021-12-30T17:33:16.381585506</dc:date>
    <meta:editing-duration>PT1H17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99" meta:character-count="891" meta:non-whitespace-character-count="819"/>
  </office:meta>
</office:document-meta>
</file>